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 Light" fo:font-size="11pt" fo:font-weight="bold" officeooo:rsid="0019ab4d" officeooo:paragraph-rsid="0019ab4d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Calibri Light" fo:font-size="11pt" officeooo:rsid="0019ab4d" officeooo:paragraph-rsid="0019ab4d" style:font-size-asian="11pt" style:font-size-complex="11pt"/>
    </style:style>
    <style:style style:name="P3" style:family="paragraph" style:parent-style-name="Standard">
      <style:text-properties style:font-name="Calibri Light" fo:font-size="11pt" officeooo:rsid="0019ab4d" officeooo:paragraph-rsid="001bd41b" style:font-size-asian="11pt" style:font-size-complex="11pt"/>
    </style:style>
    <style:style style:name="P4" style:family="paragraph" style:parent-style-name="Standard">
      <style:text-properties style:font-name="Calibri Light" fo:font-size="9pt" fo:font-weight="bold" officeooo:rsid="0019ab4d" officeooo:paragraph-rsid="0019ab4d" style:font-size-asian="9pt" style:font-weight-asian="bold" style:font-size-complex="9pt" style:font-weight-complex="bold"/>
    </style:style>
    <style:style style:name="P5" style:family="paragraph" style:parent-style-name="Standard">
      <style:text-properties style:font-name="Calibri Light" fo:font-size="11pt" officeooo:rsid="001bd41b" officeooo:paragraph-rsid="001bd41b" style:font-size-asian="11pt" style:font-size-complex="11pt"/>
    </style:style>
    <style:style style:name="P6" style:family="paragraph" style:parent-style-name="Standard">
      <style:text-properties style:font-name="Calibri Light" fo:font-size="11pt" officeooo:rsid="0019ab4d" officeooo:paragraph-rsid="0019ab4d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3e6b" style:font-weight-asian="bold" style:font-weight-complex="bold"/>
    </style:style>
    <style:style style:name="T3" style:family="text">
      <style:text-properties officeooo:rsid="001d97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s Consultas MongoDB</text:p>
      <text:p text:style-name="P2"/>
      <text:p text:style-name="P5">A travé<text:span text:style-name="T3">s </text:span>de Comp<text:span text:style-name="T3">ass</text:span> de MongoDB, accede al archivo MOVIES dentro de la bases de datos de SAMPLE_MFLIX dentro de las colecciones que ofrece la aplicación por defecto. </text:p>
      <text:p text:style-name="P3"/>
      <text:p text:style-name="P5">Realiza las siguientes consultas aplicando los filtros pertinentes en el cuadro de texto.</text:p>
      <text:p text:style-name="P2"/>
      <text:p text:style-name="P2"><text:span text:style-name="T1">Ejercicio 1.-</text:span> Busca las películas de género Drama.</text:p>
      <text:p text:style-name="P2"/>
      <text:p text:style-name="P2"><text:span text:style-name="T1">Ejercicio 2.- </text:span>Busca las películas de género Drama y Fantasy.</text:p>
      <text:p text:style-name="P2"/>
      <text:p text:style-name="P2"><text:span text:style-name="T1">Ejercicio 3.-</text:span> Busca las películas de género Drama o Action.</text:p>
      <text:p text:style-name="P2"/>
      <text:p text:style-name="P2"><text:span text:style-name="T1">Ejercicio </text:span><text:span text:style-name="T2">4</text:span><text:span text:style-name="T1">.-</text:span> Busca las películas de género distinto a Drama o Action.</text:p>
      <text:p text:style-name="P2"/>
      <text:p text:style-name="P2"><text:span text:style-name="T1">Ejercicio </text:span><text:span text:style-name="T2">5</text:span><text:span text:style-name="T1">.- </text:span>Busca las películas con una duración mayor que 120.</text:p>
      <text:p text:style-name="P2"/>
      <text:p text:style-name="P2"><text:span text:style-name="T1">Ejercicio </text:span><text:span text:style-name="T2">6.</text:span><text:span text:style-name="T1">-</text:span> Busca las películas que tengan una nota mayor que 80 en Metacritic.</text:p>
      <text:p text:style-name="P2"/>
      <text:p text:style-name="P2"><text:span text:style-name="T1">Ejercicio </text:span><text:span text:style-name="T2">7</text:span><text:span text:style-name="T1">.-</text:span> Busca las películas que tengan una nota menor que 80 en Metacritic.</text:p>
      <text:p text:style-name="P2"/>
      <text:p text:style-name="P2"><text:span text:style-name="T1">Ejercicio </text:span><text:span text:style-name="T2">8.</text:span><text:span text:style-name="T1">-</text:span> Busca las películas que tengan una igual a 80 en Metacritic.</text:p>
      <text:p text:style-name="P2"/>
      <text:p text:style-name="P2"><text:span text:style-name="T1">Ejercicio </text:span><text:span text:style-name="T2">9</text:span><text:span text:style-name="T1">.- </text:span>Busca las películas que tengan una mayor o igual a 80 en Metacritic.</text:p>
      <text:p text:style-name="P2"/>
      <text:p text:style-name="P2"><text:span text:style-name="T1">Ejercicio </text:span><text:span text:style-name="T2">10.</text:span><text:span text:style-name="T1">- </text:span>Busca las películas que tengan una menor o igual a 80 en Metacritic.</text:p>
      <text:p text:style-name="P4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2T09:17:27.906000000</meta:creation-date>
    <dc:date>2024-06-27T12:06:22.570000000</dc:date>
    <meta:editing-duration>PT17M50S</meta:editing-duration>
    <meta:editing-cycles>5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13" meta:word-count="166" meta:character-count="987" meta:non-whitespace-character-count="833"/>
  </office:meta>
</office:document-meta>
</file>